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Heading3" style:master-page-name="MP0" style:family="paragraph">
      <style:paragraph-properties fo:break-before="page" fo:margin-top="0in" fo:margin-bottom="0.0784in"/>
    </style:style>
    <style:style style:name="P2" style:parent-style-name="Normal" style:family="paragraph">
      <style:paragraph-properties fo:margin-bottom="0.0784in"/>
      <style:text-properties style:font-name="Cambria" fo:font-weight="bold" style:font-weight-asian="bold" style:font-weight-complex="bold" fo:font-size="14pt" style:font-size-asian="14pt" style:font-size-complex="14pt"/>
    </style:style>
    <style:style style:name="P3" style:parent-style-name="Normal" style:family="paragraph">
      <style:paragraph-properties fo:margin-bottom="0.0784in"/>
      <style:text-properties style:font-name="Cambria" fo:font-weight="bold" style:font-weight-asian="bold" style:font-weight-complex="bold" fo:font-size="14pt" style:font-size-asian="14pt" style:font-size-complex="14pt"/>
    </style:style>
    <style:style style:name="P4" style:parent-style-name="Normal" style:family="paragraph">
      <style:paragraph-properties fo:margin-bottom="0.0784in"/>
      <style:text-properties style:font-name="Cambria" fo:font-weight="bold" style:font-weight-asian="bold" style:font-weight-complex="bold" fo:font-size="14pt" style:font-size-asian="14pt" style:font-size-complex="14pt"/>
    </style:style>
    <style:style style:name="P5" style:parent-style-name="Standard" style:family="paragraph">
      <style:paragraph-properties fo:margin-bottom="0.0784in"/>
    </style:style>
    <style:style style:name="P6" style:parent-style-name="Standard" style:family="paragraph">
      <style:paragraph-properties fo:margin-bottom="0.0784in"/>
    </style:style>
    <style:style style:name="P7" style:parent-style-name="Título" style:family="paragraph">
      <style:paragraph-properties fo:margin-top="0in" fo:margin-bottom="0.0784in"/>
      <style:text-properties fo:font-size="22pt" style:font-size-asian="22pt" style:font-size-complex="22pt"/>
    </style:style>
    <style:style style:name="P8" style:parent-style-name="Subtítulo" style:family="paragraph">
      <style:paragraph-properties fo:margin-top="0in" fo:margin-bottom="0.0784in"/>
      <style:text-properties fo:font-size="15pt" style:font-size-asian="15pt" style:font-size-complex="15pt"/>
    </style:style>
    <style:style style:name="P9" style:parent-style-name="Textbody" style:family="paragraph">
      <style:paragraph-properties fo:text-align="center" fo:margin-bottom="0.0784in"/>
    </style:style>
    <style:style style:name="P10" style:parent-style-name="Textbody" style:family="paragraph">
      <style:paragraph-properties fo:text-align="center" fo:margin-bottom="0.0784in"/>
    </style:style>
    <style:style style:name="P11" style:parent-style-name="Textbody" style:family="paragraph">
      <style:paragraph-properties fo:text-align="center" fo:margin-bottom="0.0784in"/>
    </style:style>
    <style:style style:name="P12" style:parent-style-name="Textbody" style:family="paragraph">
      <style:paragraph-properties fo:margin-bottom="0.0784in"/>
    </style:style>
    <style:style style:name="TableColumn14" style:family="table-column">
      <style:table-column-properties style:column-width="2.3048in" style:use-optimal-column-width="false"/>
    </style:style>
    <style:style style:name="TableColumn15" style:family="table-column">
      <style:table-column-properties style:column-width="2.3048in" style:use-optimal-column-width="false"/>
    </style:style>
    <style:style style:name="TableColumn16" style:family="table-column">
      <style:table-column-properties style:column-width="2.3048in" style:use-optimal-column-width="false"/>
    </style:style>
    <style:style style:name="Table13" style:family="table">
      <style:table-properties style:width="6.9145in" fo:margin-left="0.0312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0" style:family="table-cell">
      <style:table-cell-properties fo:border="0.0034in solid #000000"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padding-top="0.0381in" fo:padding-left="0.0381in" fo:padding-bottom="0.0381in" fo:padding-right="0.0381in"/>
    </style:style>
    <style:style style:name="TableCell23" style:family="table-cell">
      <style:table-cell-properties fo:border-top="none" fo:border-left="0.0034in solid #000000" fo:border-bottom="0.0034in solid #000000" fo:border-right="none"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fo:padding-top="0.0381in" fo:padding-left="0.0381in" fo:padding-bottom="0.0381in" fo:padding-right="0.0381in"/>
    </style:style>
    <style:style style:name="TableCell27" style:family="table-cell">
      <style:table-cell-properties fo:border-top="none" fo:border-left="0.0034in solid #000000" fo:border-bottom="0.0034in solid #000000" fo:border-right="none"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fo:padding-top="0.0381in" fo:padding-left="0.0381in" fo:padding-bottom="0.0381in" fo:padding-right="0.0381in"/>
    </style:style>
    <style:style style:name="TableCell31" style:family="table-cell">
      <style:table-cell-properties fo:border-top="none" fo:border-left="0.0034in solid #000000" fo:border-bottom="0.0034in solid #000000" fo:border-right="none"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fo:padding-top="0.0381in" fo:padding-left="0.0381in" fo:padding-bottom="0.0381in" fo:padding-right="0.0381in"/>
    </style:style>
    <style:style style:name="TableCell35" style:family="table-cell">
      <style:table-cell-properties fo:border-top="none" fo:border-left="0.0034in solid #000000" fo:border-bottom="0.0034in solid #000000" fo:border-right="none"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39" style:parent-style-name="Normal" style:family="paragraph">
      <style:paragraph-properties>
        <style:tab-stops>
          <style:tab-stop style:type="right" style:leader-style="dotted" style:leader-text="." style:position="6.6923in"/>
        </style:tab-stops>
      </style:paragraph-properties>
    </style:style>
    <style:style style:name="P40" style:parent-style-name="Normal" style:family="paragraph">
      <style:paragraph-properties>
        <style:tab-stops>
          <style:tab-stop style:type="right" style:leader-style="dotted" style:leader-text="." style:position="6.6923in"/>
        </style:tab-stops>
      </style:paragraph-properties>
    </style:style>
    <style:style style:name="P41" style:parent-style-name="Normal" style:family="paragraph">
      <style:paragraph-properties>
        <style:tab-stops>
          <style:tab-stop style:type="right" style:leader-style="dotted" style:leader-text="." style:position="6.6923in"/>
        </style:tab-stops>
      </style:paragraph-properties>
    </style:style>
    <style:style style:name="P42" style:parent-style-name="Normal" style:family="paragraph">
      <style:paragraph-properties>
        <style:tab-stops>
          <style:tab-stop style:type="right" style:leader-style="dotted" style:leader-text="." style:position="6.6923in"/>
        </style:tab-stops>
      </style:paragraph-properties>
    </style:style>
    <style:style style:name="P43" style:parent-style-name="Normal" style:family="paragraph">
      <style:paragraph-properties>
        <style:tab-stops>
          <style:tab-stop style:type="right" style:leader-style="dotted" style:leader-text="." style:position="6.6923in"/>
        </style:tab-stops>
      </style:paragraph-properties>
    </style:style>
    <style:style style:name="P44" style:parent-style-name="Normal" style:family="paragraph">
      <style:paragraph-properties>
        <style:tab-stops>
          <style:tab-stop style:type="right" style:leader-style="dotted" style:leader-text="." style:position="6.6923in"/>
        </style:tab-stops>
      </style:paragraph-properties>
    </style:style>
    <style:style style:name="P45" style:parent-style-name="Normal" style:family="paragraph">
      <style:paragraph-properties>
        <style:tab-stops>
          <style:tab-stop style:type="right" style:leader-style="dotted" style:leader-text="." style:position="6.6923in"/>
        </style:tab-stops>
      </style:paragraph-properties>
    </style:style>
    <style:style style:name="P46" style:parent-style-name="Normal" style:family="paragraph">
      <style:paragraph-properties>
        <style:tab-stops>
          <style:tab-stop style:type="right" style:leader-style="dotted" style:leader-text="." style:position="6.6923in"/>
        </style:tab-stops>
      </style:paragraph-properties>
    </style:style>
    <style:style style:name="P47" style:parent-style-name="Normal" style:family="paragraph">
      <style:paragraph-properties>
        <style:tab-stops>
          <style:tab-stop style:type="right" style:leader-style="dotted" style:leader-text="." style:position="6.6923in"/>
        </style:tab-stops>
      </style:paragraph-properties>
    </style:style>
    <style:style style:name="P48" style:parent-style-name="Normal" style:family="paragraph">
      <style:paragraph-properties>
        <style:tab-stops>
          <style:tab-stop style:type="right" style:leader-style="dotted" style:leader-text="." style:position="6.6923in"/>
        </style:tab-stops>
      </style:paragraph-properties>
    </style:style>
    <style:style style:name="P49" style:parent-style-name="Normal" style:family="paragraph">
      <style:paragraph-properties>
        <style:tab-stops>
          <style:tab-stop style:type="right" style:leader-style="dotted" style:leader-text="." style:position="6.6923in"/>
        </style:tab-stops>
      </style:paragraph-properties>
    </style:style>
    <style:style style:name="P50" style:parent-style-name="Normal" style:family="paragraph">
      <style:paragraph-properties>
        <style:tab-stops>
          <style:tab-stop style:type="right" style:leader-style="dotted" style:leader-text="." style:position="6.6923in"/>
        </style:tab-stops>
      </style:paragraph-properties>
    </style:style>
    <style:style style:name="P51" style:parent-style-name="Normal" style:family="paragraph">
      <style:paragraph-properties>
        <style:tab-stops>
          <style:tab-stop style:type="right" style:leader-style="dotted" style:leader-text="." style:position="6.6923in"/>
        </style:tab-stops>
      </style:paragraph-properties>
    </style:style>
    <style:style style:name="P52" style:parent-style-name="Normal" style:family="paragraph">
      <style:paragraph-properties>
        <style:tab-stops>
          <style:tab-stop style:type="right" style:leader-style="dotted" style:leader-text="." style:position="6.6923in"/>
        </style:tab-stops>
      </style:paragraph-properties>
    </style:style>
    <style:style style:name="P53" style:parent-style-name="Normal" style:family="paragraph">
      <style:paragraph-properties>
        <style:tab-stops>
          <style:tab-stop style:type="right" style:leader-style="dotted" style:leader-text="." style:position="6.6923in"/>
        </style:tab-stops>
      </style:paragraph-properties>
    </style:style>
    <style:style style:name="P54" style:parent-style-name="Normal" style:family="paragraph">
      <style:paragraph-properties>
        <style:tab-stops>
          <style:tab-stop style:type="right" style:leader-style="dotted" style:leader-text="." style:position="6.6923in"/>
        </style:tab-stops>
      </style:paragraph-properties>
    </style:style>
    <style:style style:name="P55" style:parent-style-name="Normal" style:family="paragraph">
      <style:paragraph-properties>
        <style:tab-stops>
          <style:tab-stop style:type="right" style:leader-style="dotted" style:leader-text="." style:position="6.6923in"/>
        </style:tab-stops>
      </style:paragraph-properties>
    </style:style>
    <style:style style:name="P56" style:parent-style-name="Normal" style:family="paragraph">
      <style:paragraph-properties>
        <style:tab-stops>
          <style:tab-stop style:type="right" style:leader-style="dotted" style:leader-text="." style:position="6.6923in"/>
        </style:tab-stops>
      </style:paragraph-properties>
    </style:style>
    <style:style style:name="P57" style:parent-style-name="Heading1" style:master-page-name="MP2" style:family="paragraph">
      <style:paragraph-properties fo:break-before="page"/>
    </style:style>
    <style:style style:name="P59" style:parent-style-name="Textbody" style:family="paragraph">
      <style:paragraph-properties fo:text-indent="0.3854in"/>
    </style:style>
    <style:style style:name="P60" style:parent-style-name="Textbody" style:family="paragraph">
      <style:paragraph-properties fo:text-indent="0.3854in"/>
    </style:style>
    <style:style style:name="P61" style:parent-style-name="Textbody" style:family="paragraph">
      <style:paragraph-properties fo:text-align="justify" fo:margin-bottom="0.0694in" fo:text-indent="0.3854in"/>
    </style:style>
    <style:style style:name="P62" style:parent-style-name="Textbody" style:family="paragraph">
      <style:paragraph-properties fo:text-align="justify" fo:margin-bottom="0.0694in" fo:text-indent="0.3854in"/>
    </style:style>
    <style:style style:name="P63" style:parent-style-name="Textbody" style:family="paragraph">
      <style:paragraph-properties fo:text-align="justify" fo:text-indent="0.3854in"/>
    </style:style>
    <style:style style:name="P64" style:parent-style-name="Textbody" style:list-style-name="LFO1" style:family="paragraph">
      <style:paragraph-properties fo:text-align="justify"/>
    </style:style>
    <style:style style:name="P65" style:parent-style-name="Textbody" style:list-style-name="LFO1" style:family="paragraph">
      <style:paragraph-properties fo:text-align="justify"/>
    </style:style>
    <style:style style:name="P66" style:parent-style-name="Textbody" style:list-style-name="LFO1" style:family="paragraph">
      <style:paragraph-properties fo:text-align="justify"/>
    </style:style>
    <style:style style:name="P67" style:parent-style-name="Textbody" style:list-style-name="LFO1" style:family="paragraph">
      <style:paragraph-properties fo:text-align="justify"/>
    </style:style>
    <style:style style:name="P68" style:parent-style-name="Textbody" style:list-style-name="LFO1" style:family="paragraph">
      <style:paragraph-properties fo:text-align="justify"/>
    </style:style>
    <style:style style:name="P69" style:parent-style-name="Textbody" style:list-style-name="LFO1" style:family="paragraph">
      <style:paragraph-properties fo:text-align="justify"/>
    </style:style>
    <style:style style:name="P70" style:parent-style-name="Textbody" style:list-style-name="LFO1"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fo:margin-bottom="0.0972in"/>
    </style:style>
    <style:style style:name="T73" style:parent-style-name="Fuentedepárrafopredeter." style:family="text">
      <style:text-properties fo:font-weight="bold" style:font-weight-asian="bold"/>
    </style:style>
    <style:style style:name="P74" style:parent-style-name="Textbody" style:family="paragraph">
      <style:paragraph-properties fo:text-align="justify"/>
    </style:style>
    <style:style style:name="P75" style:parent-style-name="Textbody" style:family="paragraph">
      <style:paragraph-properties fo:text-align="justify" fo:margin-bottom="0.0972in"/>
    </style:style>
    <style:style style:name="P76" style:parent-style-name="Textbody" style:family="paragraph">
      <style:paragraph-properties fo:text-align="justify" fo:margin-bottom="0.0972in"/>
    </style:style>
    <style:style style:name="T77" style:parent-style-name="Fuentedepárrafopredeter." style:family="text">
      <style:text-properties fo:font-weight="bold" style:font-weight-asian="bold"/>
    </style:style>
    <style:style style:name="P78" style:parent-style-name="Textbody" style:family="paragraph">
      <style:paragraph-properties fo:text-align="justify"/>
    </style:style>
    <style:style style:name="P79" style:parent-style-name="Textbody" style:family="paragraph">
      <style:paragraph-properties fo:text-align="justify" fo:margin-bottom="0.1965in"/>
    </style:style>
    <style:style style:name="P80" style:parent-style-name="Textbody" style:family="paragraph">
      <style:paragraph-properties fo:text-align="justify" fo:margin-bottom="0.1965in"/>
    </style:style>
    <style:style style:name="T81" style:parent-style-name="Fuentedepárrafopredeter." style:family="text">
      <style:text-properties fo:font-weight="bold" style:font-weight-asian="bold"/>
    </style:style>
    <style:style style:name="P82" style:parent-style-name="Textbody" style:family="paragraph">
      <style:paragraph-properties fo:text-align="justify" fo:margin-bottom="0.0694in"/>
    </style:style>
    <style:style style:name="P83" style:parent-style-name="Textbody" style:list-style-name="LFO2" style:family="paragraph">
      <style:paragraph-properties fo:text-align="justify" fo:margin-bottom="0.0694in"/>
    </style:style>
    <style:style style:name="P84" style:parent-style-name="Textbody" style:list-style-name="LFO2" style:family="paragraph">
      <style:paragraph-properties fo:text-align="justify" fo:margin-bottom="0.0694in"/>
    </style:style>
    <style:style style:name="P85" style:parent-style-name="Textbody" style:list-style-name="LFO2" style:family="paragraph">
      <style:paragraph-properties fo:text-align="justify" fo:margin-bottom="0.0694in"/>
    </style:style>
    <style:style style:name="P86" style:parent-style-name="Textbody" style:list-style-name="LFO2" style:family="paragraph">
      <style:paragraph-properties fo:text-align="justify" fo:margin-bottom="0.0694in"/>
    </style:style>
    <style:style style:name="P87" style:parent-style-name="Textbody" style:list-style-name="LFO2" style:family="paragraph">
      <style:paragraph-properties fo:text-align="justify" fo:margin-bottom="0.0694in"/>
    </style:style>
    <style:style style:name="P88" style:parent-style-name="Textbody" style:family="paragraph">
      <style:paragraph-properties fo:text-align="justify" fo:margin-bottom="0.0694in"/>
    </style:style>
    <style:style style:name="P89" style:parent-style-name="Textbody" style:family="paragraph">
      <style:paragraph-properties fo:text-align="justify" fo:margin-bottom="0.1965in"/>
    </style:style>
    <style:style style:name="P90" style:parent-style-name="Textbody" style:family="paragraph">
      <style:paragraph-properties fo:text-align="justify" fo:margin-bottom="0.1965in"/>
    </style:style>
    <style:style style:name="T91" style:parent-style-name="Fuentedepárrafopredeter." style:family="text">
      <style:text-properties fo:font-weight="bold" style:font-weight-asian="bold"/>
    </style:style>
    <style:style style:name="P92" style:parent-style-name="Textbody" style:family="paragraph">
      <style:paragraph-properties fo:text-align="justify" fo:margin-bottom="0.1965in"/>
    </style:style>
    <style:style style:name="T93" style:parent-style-name="Fuentedepárrafopredeter." style:family="text">
      <style:text-properties fo:font-weight="bold" style:font-weight-asian="bold" style:font-weight-complex="bold"/>
    </style:style>
    <style:style style:name="P94" style:parent-style-name="Textbody" style:family="paragraph">
      <style:paragraph-properties fo:text-align="justify" fo:margin-bottom="0.1965in"/>
    </style:style>
    <style:style style:name="P95" style:parent-style-name="Textbody" style:family="paragraph">
      <style:paragraph-properties fo:text-align="justify" fo:margin-bottom="0.1965in"/>
    </style:style>
    <style:style style:name="P96" style:parent-style-name="Textbody" style:family="paragraph">
      <style:paragraph-properties fo:text-align="justify" fo:margin-bottom="0.1965in"/>
    </style:style>
    <style:style style:name="P97" style:parent-style-name="Textbody" style:family="paragraph">
      <style:paragraph-properties fo:text-align="justify" fo:margin-bottom="0.1965in"/>
    </style:style>
    <style:style style:name="P98" style:parent-style-name="Textbody" style:family="paragraph">
      <style:paragraph-properties fo:text-align="justify" fo:margin-bottom="0.0277in"/>
    </style:style>
    <style:style style:name="P99" style:parent-style-name="Textbody" style:family="paragraph">
      <style:paragraph-properties fo:text-align="justify" fo:margin-bottom="0.0277in"/>
    </style:style>
    <style:style style:name="P100" style:parent-style-name="Textbody" style:family="paragraph">
      <style:paragraph-properties fo:text-align="justify" fo:margin-bottom="0.0277in"/>
    </style:style>
    <style:style style:name="P101" style:parent-style-name="Textbody" style:family="paragraph">
      <style:paragraph-properties fo:text-align="justify" fo:margin-bottom="0.0277in"/>
    </style:style>
    <style:style style:name="P102" style:parent-style-name="Textbody" style:family="paragraph">
      <style:paragraph-properties fo:text-align="justify" fo:margin-bottom="0.0277in"/>
    </style:style>
    <style:style style:name="P103" style:parent-style-name="Textbody" style:family="paragraph">
      <style:paragraph-properties fo:text-align="justify" fo:margin-bottom="0.0277in"/>
    </style:style>
    <style:style style:name="P104" style:parent-style-name="Textbody" style:family="paragraph">
      <style:paragraph-properties fo:text-align="justify" fo:margin-bottom="0.0277in"/>
    </style:style>
    <style:style style:name="P105" style:parent-style-name="Heading3" style:family="paragraph">
      <style:text-properties style:font-name="Segoe UI" fo:font-size="12pt" style:font-size-asian="12pt" style:font-size-complex="12pt"/>
    </style:style>
    <style:style style:name="P106" style:parent-style-name="Textbody" style:list-style-name="LFO3" style:family="paragraph">
      <style:paragraph-properties fo:text-align="justify"/>
    </style:style>
    <style:style style:name="P107" style:parent-style-name="Textbody" style:list-style-name="LFO3" style:family="paragraph">
      <style:paragraph-properties fo:text-align="justify"/>
    </style:style>
    <style:style style:name="P108" style:parent-style-name="Textbody" style:list-style-name="LFO3" style:family="paragraph">
      <style:paragraph-properties fo:text-align="justify"/>
    </style:style>
    <style:style style:name="P109" style:parent-style-name="Textbody" style:list-style-name="LFO3"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list-style-name="LFO15" style:family="paragraph"/>
    <style:style style:name="P114" style:parent-style-name="Textbody" style:family="paragraph">
      <style:paragraph-properties fo:text-align="justify" fo:margin-left="0.4923in">
        <style:tab-stops/>
      </style:paragraph-properties>
    </style:style>
    <style:style style:name="P115" style:parent-style-name="Textbody" style:family="paragraph">
      <style:paragraph-properties fo:text-align="justify" fo:margin-left="0.4923in">
        <style:tab-stops/>
      </style:paragraph-properties>
    </style:style>
    <style:style style:name="T116" style:parent-style-name="Fuentedepárrafopredeter." style:family="text">
      <style:text-properties fo:font-weight="bold" style:font-weight-asian="bold"/>
    </style:style>
    <style:style style:name="T117" style:parent-style-name="Fuentedepárrafopredeter." style:family="text">
      <style:text-properties fo:font-weight="bold" style:font-weight-asian="bold" fo:font-style="italic" style:font-style-asian="italic"/>
    </style:style>
    <style:style style:name="T118" style:parent-style-name="Fuentedepárrafopredeter." style:family="text">
      <style:text-properties fo:font-weight="bold" style:font-weight-asian="bold"/>
    </style:style>
    <style:style style:name="T119" style:parent-style-name="Fuentedepárrafopredeter." style:family="text">
      <style:text-properties fo:font-style="italic" style:font-style-asian="italic"/>
    </style:style>
    <style:style style:name="P120" style:parent-style-name="Textbody" style:family="paragraph">
      <style:paragraph-properties fo:text-align="center" fo:margin-left="0.4923in">
        <style:tab-stops/>
      </style:paragraph-properties>
    </style:style>
    <style:style style:name="T121" style:parent-style-name="Fuentedepárrafopredeter." style:family="text">
      <style:text-properties style:font-name="Courier New" style:font-name-complex="Courier New" style:font-weight-complex="bold" fo:color="#7F0055" style:letter-kerning="false" fo:font-size="11pt" style:font-size-asian="11pt" style:font-size-complex="10pt" fo:language="es" fo:country="ES"/>
    </style:style>
    <style:style style:name="T122" style:parent-style-name="Fuentedepárrafopredeter." style:family="text">
      <style:text-properties style:font-name="Courier New" style:font-name-complex="Courier New" fo:color="#000000" style:letter-kerning="false" fo:font-size="11pt" style:font-size-asian="11pt" style:font-size-complex="10pt" fo:language="es" fo:country="ES"/>
    </style:style>
    <style:style style:name="T123" style:parent-style-name="Fuentedepárrafopredeter." style:family="text">
      <style:text-properties style:font-name="Courier New" style:font-name-complex="Courier New" fo:color="#0000C0" style:letter-kerning="false" fo:font-size="11pt" style:font-size-asian="11pt" style:font-size-complex="10pt" fo:language="es" fo:country="ES"/>
    </style:style>
    <style:style style:name="T124" style:parent-style-name="Fuentedepárrafopredeter." style:family="text">
      <style:text-properties style:font-name="Courier New" style:font-name-complex="Courier New" fo:color="#000000" style:letter-kerning="false" fo:font-size="11pt" style:font-size-asian="11pt" style:font-size-complex="10pt" fo:language="es" fo:country="ES"/>
    </style:style>
    <style:style style:name="P125" style:parent-style-name="Textbody" style:family="paragraph">
      <style:paragraph-properties fo:text-align="justify" fo:margin-left="0.4923in">
        <style:tab-stops/>
      </style:paragraph-properties>
    </style:style>
    <style:style style:name="T126" style:parent-style-name="Fuentedepárrafopredeter." style:family="text">
      <style:text-properties fo:font-weight="bold" style:font-weight-asian="bold" fo:font-size="11pt" style:font-size-asian="11pt"/>
    </style:style>
    <style:style style:name="T127" style:parent-style-name="Fuentedepárrafopredeter." style:family="text">
      <style:text-properties fo:font-size="11pt" style:font-size-asian="11pt"/>
    </style:style>
    <style:style style:name="P128" style:parent-style-name="Textbody" style:list-style-name="LFO15" style:family="paragraph">
      <style:paragraph-properties fo:text-align="justify"/>
    </style:style>
    <style:style style:name="P129" style:parent-style-name="Textbody" style:family="paragraph">
      <style:paragraph-properties fo:text-align="justify" fo:margin-left="0.4923in">
        <style:tab-stops/>
      </style:paragraph-properties>
    </style:style>
    <style:style style:name="T130" style:parent-style-name="Fuentedepárrafopredeter." style:family="text">
      <style:text-properties fo:font-weight="bold" style:font-weight-asian="bold"/>
    </style:style>
    <style:style style:name="T131" style:parent-style-name="Fuentedepárrafopredeter." style:family="text">
      <style:text-properties fo:font-weight="bold" style:font-weight-asian="bold"/>
    </style:style>
    <style:style style:name="P132" style:parent-style-name="Textbody" style:list-style-name="LFO15" style:family="paragraph">
      <style:paragraph-properties fo:text-align="justify"/>
    </style:style>
    <style:style style:name="P133" style:parent-style-name="Textbody" style:family="paragraph">
      <style:paragraph-properties fo:text-align="justify" fo:margin-left="0.4923in">
        <style:tab-stops/>
      </style:paragraph-properties>
    </style:style>
    <style:style style:name="T134" style:parent-style-name="Fuentedepárrafopredeter." style:family="text">
      <style:text-properties fo:font-weight="bold" style:font-weight-asian="bold"/>
    </style:style>
    <style:style style:name="P135" style:parent-style-name="Textbody" style:family="paragraph">
      <style:paragraph-properties fo:text-align="justify" fo:margin-left="0.4923in">
        <style:tab-stops/>
      </style:paragraph-properties>
    </style:style>
    <style:style style:name="P136" style:parent-style-name="Textbody" style:family="paragraph">
      <style:paragraph-properties fo:text-align="justify"/>
    </style:style>
    <style:style style:name="T137" style:parent-style-name="Fuentedepárrafopredeter." style:family="text">
      <style:text-properties fo:font-weight="bold" style:font-weight-asian="bold" fo:font-style="italic" style:font-style-asian="italic"/>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list-style-name="LFO11" style:family="paragraph">
      <style:paragraph-properties fo:text-align="justify"/>
    </style:style>
    <style:style style:name="T141" style:parent-style-name="Fuentedepárrafopredeter." style:family="text">
      <style:text-properties fo:font-weight="bold" style:font-weight-asian="bold"/>
    </style:style>
    <style:style style:name="T142" style:parent-style-name="Énfasis" style:family="text">
      <style:text-properties fo:font-style="normal" style:font-style-asian="normal"/>
    </style:style>
    <style:style style:name="T143" style:parent-style-name="Énfasis" style:family="text">
      <style:text-properties fo:font-style="normal" style:font-style-asian="normal"/>
    </style:style>
    <style:style style:name="T144" style:parent-style-name="Énfasis" style:family="text">
      <style:text-properties fo:font-style="normal" style:font-style-asian="normal"/>
    </style:style>
    <style:style style:name="P145" style:parent-style-name="Textbody" style:family="paragraph">
      <style:paragraph-properties fo:text-align="justify" fo:margin-left="0.5in">
        <style:tab-stops/>
      </style:paragraph-properties>
    </style:style>
    <style:style style:name="P146" style:parent-style-name="Textbody" style:list-style-name="LFO11" style:family="paragraph">
      <style:paragraph-properties fo:text-align="justify"/>
    </style:style>
    <style:style style:name="T147" style:parent-style-name="Fuentedepárrafopredeter." style:family="text">
      <style:text-properties fo:font-weight="bold" style:font-weight-asian="bold"/>
    </style:style>
    <style:style style:name="T148" style:parent-style-name="Fuentedepárrafopredeter." style:family="text">
      <style:text-properties fo:font-weight="bold" style:font-weight-asian="bold"/>
    </style:style>
    <style:style style:name="T149" style:parent-style-name="Énfasis" style:family="text">
      <style:text-properties fo:font-style="normal" style:font-style-asian="normal"/>
    </style:style>
    <style:style style:name="T150" style:parent-style-name="Énfasis" style:family="text">
      <style:text-properties fo:font-style="normal" style:font-style-asian="normal"/>
    </style:style>
    <style:style style:name="P151" style:parent-style-name="Textbody" style:family="paragraph">
      <style:paragraph-properties fo:text-align="justify"/>
      <style:text-properties fo:font-weight="bold" style:font-weight-asian="bold"/>
    </style:style>
    <style:style style:name="P152" style:parent-style-name="Textbody" style:list-style-name="LFO11" style:family="paragraph">
      <style:paragraph-properties fo:text-align="justify"/>
    </style:style>
    <style:style style:name="T153" style:parent-style-name="Fuentedepárrafopredeter." style:family="text">
      <style:text-properties fo:font-weight="bold" style:font-weight-asian="bold"/>
    </style:style>
    <style:style style:name="P154" style:parent-style-name="Textbody" style:family="paragraph">
      <style:paragraph-properties fo:text-align="justify" fo:margin-left="0.5in">
        <style:tab-stops/>
      </style:paragraph-properties>
    </style:style>
    <style:style style:name="P155" style:parent-style-name="Textbody" style:list-style-name="LFO11" style:family="paragraph">
      <style:paragraph-properties fo:text-align="justify"/>
    </style:style>
    <style:style style:name="T156" style:parent-style-name="Fuentedepárrafopredeter." style:family="text">
      <style:text-properties fo:font-weight="bold" style:font-weight-asian="bold"/>
    </style:style>
    <style:style style:name="T157" style:parent-style-name="Fuentedepárrafopredeter." style:family="text">
      <style:text-properties fo:font-weight="bold" style:font-weight-asian="bold"/>
    </style:style>
    <style:style style:name="P158" style:parent-style-name="Textbody" style:family="paragraph">
      <style:paragraph-properties fo:margin-left="0.5in">
        <style:tab-stops/>
      </style:paragraph-properties>
    </style:style>
    <style:style style:name="P159" style:parent-style-name="Textbody" style:list-style-name="LFO11" style:family="paragraph"/>
    <style:style style:name="T160" style:parent-style-name="Fuentedepárrafopredeter." style:family="text">
      <style:text-properties fo:font-weight="bold" style:font-weight-asian="bold"/>
    </style:style>
    <style:style style:name="P161" style:parent-style-name="Textbody" style:family="paragraph">
      <style:paragraph-properties fo:margin-left="0.5in">
        <style:tab-stops/>
      </style:paragraph-properties>
    </style:style>
    <style:style style:name="P162" style:parent-style-name="Heading1" style:family="paragraph">
      <style:paragraph-properties fo:break-before="page"/>
    </style:style>
    <style:style style:name="P163"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64" style:parent-style-name="Textbody" style:family="paragraph">
      <style:text-properties fo:font-weight="bold" style:font-weight-asian="bold" style:font-weight-complex="bold" fo:font-size="10pt" style:font-size-asian="10pt" style:font-size-complex="10pt"/>
    </style:style>
    <style:style style:name="P165" style:parent-style-name="Textbody" style:list-style-name="LFO4" style:family="paragraph">
      <style:text-properties fo:font-size="10pt" style:font-size-asian="10pt" style:font-size-complex="10pt"/>
    </style:style>
    <style:style style:name="P166" style:parent-style-name="Textbody" style:list-style-name="LFO4" style:family="paragraph">
      <style:text-properties fo:font-size="10pt" style:font-size-asian="10pt" style:font-size-complex="10pt"/>
    </style:style>
    <style:style style:name="P167" style:parent-style-name="Textbody" style:family="paragraph">
      <style:text-properties fo:font-weight="bold" style:font-weight-asian="bold" style:font-weight-complex="bold" fo:font-size="10pt" style:font-size-asian="10pt" style:font-size-complex="10pt"/>
    </style:style>
    <style:style style:name="P168" style:parent-style-name="Textbody" style:list-style-name="LFO5" style:family="paragraph">
      <style:text-properties fo:font-size="10pt" style:font-size-asian="10pt" style:font-size-complex="10pt"/>
    </style:style>
    <style:style style:name="P169" style:parent-style-name="Textbody" style:list-style-name="LFO4" style:family="paragraph">
      <style:text-properties fo:font-size="10pt" style:font-size-asian="10pt" style:font-size-complex="10pt"/>
    </style:style>
    <style:style style:name="P170" style:parent-style-name="Textbody" style:list-style-name="LFO4" style:family="paragraph">
      <style:text-properties fo:font-size="10pt" style:font-size-asian="10pt" style:font-size-complex="10pt"/>
    </style:style>
    <style:style style:name="P171" style:parent-style-name="Textbody" style:list-style-name="LFO4" style:family="paragraph">
      <style:text-properties fo:font-size="10pt" style:font-size-asian="10pt" style:font-size-complex="10pt"/>
    </style:style>
    <style:style style:name="P172" style:parent-style-name="Textbody" style:family="paragraph">
      <style:text-properties fo:font-weight="bold" style:font-weight-asian="bold" style:font-weight-complex="bold" fo:font-size="10pt" style:font-size-asian="10pt" style:font-size-complex="10pt"/>
    </style:style>
    <style:style style:name="P173"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74" style:parent-style-name="Textbody" style:family="paragraph">
      <style:text-properties fo:font-weight="bold" style:font-weight-asian="bold" style:font-weight-complex="bold" fo:font-size="10pt" style:font-size-asian="10pt" style:font-size-complex="10pt"/>
    </style:style>
    <style:style style:name="P175" style:parent-style-name="Textbody" style:list-style-name="LFO6" style:family="paragraph">
      <style:text-properties fo:font-size="10pt" style:font-size-asian="10pt" style:font-size-complex="10pt"/>
    </style:style>
    <style:style style:name="P176" style:parent-style-name="Textbody" style:list-style-name="LFO4" style:family="paragraph">
      <style:text-properties fo:font-size="10pt" style:font-size-asian="10pt" style:font-size-complex="10pt"/>
    </style:style>
    <style:style style:name="P177" style:parent-style-name="Textbody" style:family="paragraph">
      <style:text-properties fo:font-weight="bold" style:font-weight-asian="bold" style:font-weight-complex="bold" fo:font-size="10pt" style:font-size-asian="10pt" style:font-size-complex="10pt"/>
    </style:style>
    <style:style style:name="P178" style:parent-style-name="Textbody" style:list-style-name="LFO7" style:family="paragraph">
      <style:text-properties fo:font-size="10pt" style:font-size-asian="10pt" style:font-size-complex="10pt"/>
    </style:style>
    <style:style style:name="P179" style:parent-style-name="Textbody" style:list-style-name="LFO4" style:family="paragraph">
      <style:text-properties fo:font-size="10pt" style:font-size-asian="10pt" style:font-size-complex="10pt"/>
    </style:style>
    <style:style style:name="P180" style:parent-style-name="Textbody" style:list-style-name="LFO4" style:family="paragraph">
      <style:text-properties fo:font-size="10pt" style:font-size-asian="10pt" style:font-size-complex="10pt"/>
    </style:style>
    <style:style style:name="P181" style:parent-style-name="Textbody" style:family="paragraph">
      <style:text-properties fo:font-weight="bold" style:font-weight-asian="bold" style:font-weight-complex="bold" fo:font-size="10pt" style:font-size-asian="10pt" style:font-size-complex="10pt"/>
    </style:style>
    <style:style style:name="P182" style:parent-style-name="Textbody" style:list-style-name="LFO8" style:family="paragraph">
      <style:text-properties fo:font-size="10pt" style:font-size-asian="10pt" style:font-size-complex="10pt"/>
    </style:style>
    <style:style style:name="P183" style:parent-style-name="Textbody" style:list-style-name="LFO4" style:family="paragraph">
      <style:text-properties fo:font-size="10pt" style:font-size-asian="10pt" style:font-size-complex="10pt"/>
    </style:style>
    <style:style style:name="P184" style:parent-style-name="Textbody" style:family="paragraph">
      <style:text-properties fo:font-weight="bold" style:font-weight-asian="bold" style:font-weight-complex="bold" fo:font-size="10pt" style:font-size-asian="10pt" style:font-size-complex="10pt"/>
    </style:style>
    <style:style style:name="P185" style:parent-style-name="Textbody" style:list-style-name="LFO9" style:family="paragraph">
      <style:text-properties fo:font-size="10pt" style:font-size-asian="10pt" style:font-size-complex="10pt"/>
    </style:style>
    <style:style style:name="P186" style:parent-style-name="Textbody" style:list-style-name="LFO4" style:family="paragraph">
      <style:text-properties fo:font-size="10pt" style:font-size-asian="10pt" style:font-size-complex="10pt"/>
    </style:style>
    <style:style style:name="P187" style:parent-style-name="Textbody" style:family="paragraph">
      <style:text-properties fo:font-size="10pt" style:font-size-asian="10pt" style:font-size-complex="10pt"/>
    </style:style>
    <style:style style:name="P188" style:parent-style-name="Heading2" style:family="paragraph">
      <style:text-properties style:font-name="Segoe UI" fo:font-size="10pt" style:font-size-asian="10pt" style:font-size-complex="10pt" style:text-underline-type="single" style:text-underline-style="solid" style:text-underline-width="auto" style:text-underline-mode="continuous"/>
    </style:style>
    <style:style style:name="P189" style:parent-style-name="Textbody" style:family="paragraph">
      <style:text-properties fo:font-weight="bold" style:font-weight-asian="bold" style:font-weight-complex="bold" fo:font-size="10pt" style:font-size-asian="10pt" style:font-size-complex="10pt"/>
    </style:style>
    <style:style style:name="P190" style:parent-style-name="Textbody" style:list-style-name="LFO10" style:family="paragraph">
      <style:text-properties fo:font-size="10pt" style:font-size-asian="10pt" style:font-size-complex="10pt"/>
    </style:style>
    <style:style style:name="P191" style:parent-style-name="Textbody" style:list-style-name="LFO10" style:family="paragraph"/>
    <style:style style:name="T192" style:parent-style-name="Fuentedepárrafopredeter." style:family="text">
      <style:text-properties fo:font-size="10pt" style:font-size-asian="10pt" style:font-size-complex="10pt"/>
    </style:style>
    <style:style style:family="graphic" style:name="a0" style:parent-style-name="Graphics">
      <style:graphic-properties fo:min-width="4.25347in" fo:min-height="6.91458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office:automatic-styles>
  <office:body>
    <office:text text:use-soft-page-breaks="true">
      <text:p text:style-name="P1"/>
      <text:p text:style-name="P2">Universidad de Buenos Aires</text:p>
      <text:p text:style-name="P3"/>
      <text:p text:style-name="P4">Facultad de Ingeniería</text:p>
      <text:p text:style-name="P5"/>
      <text:p text:style-name="P6"/>
      <text:p text:style-name="P7">Algoritmos y programación 3</text:p>
      <text:p text:style-name="P8">Trabajo práctico 2: Algo Hero Game</text:p>
      <text:p text:style-name="P9">1er cuatrimestre, 2010</text:p>
      <text:p text:style-name="P10">(trabajo grupal)</text:p>
      <text:p text:style-name="P11"/>
      <text:p text:style-name="P12"><draw:frame draw:z-index="251659264" draw:id="id0" draw:style-name="a0" draw:name="Marco1" text:anchor-type="paragraph" svg:x="0.00139in" svg:y="0.33056in" svg:width="6.91458in" svg:height="4.25347in" style:rel-width="scale" style:rel-height="scale"><draw:text-box><text:p text:style-name="Textbody">Grupo N°: 2</text:p><text:p text:style-name="Textbody">Integrantes:</text:p><table:table table:style-name="Table13"><table:table-columns><table:table-column table:style-name="TableColumn14"/><table:table-column table:style-name="TableColumn15"/><table:table-column table:style-name="TableColumn16"/></table:table-columns><table:table-row table:style-name="TableRow17"><table:table-cell table:style-name="TableCell18"><text:p text:style-name="TableContents">Padrón</text:p></table:table-cell><table:table-cell table:style-name="TableCell19"><text:p text:style-name="TableContents">Nombre y apellido</text:p></table:table-cell><table:table-cell table:style-name="TableCell20"><text:p text:style-name="TableContents">E-mail</text:p></table:table-cell></table:table-row><table:table-row table:style-name="TableRow21"><table:table-cell table:style-name="TableCell22"><text:p text:style-name="TableContents"/></table:table-cell><table:table-cell table:style-name="TableCell23"><text:p text:style-name="TableContents"/></table:table-cell><table:table-cell table:style-name="TableCell24"><text:p text:style-name="TableContents"/></table:table-cell></table:table-row><table:table-row table:style-name="TableRow25"><table:table-cell table:style-name="TableCell26"><text:p text:style-name="TableContents"/></table:table-cell><table:table-cell table:style-name="TableCell27"><text:p text:style-name="TableContents"/></table:table-cell><table:table-cell table:style-name="TableCell28"><text:p text:style-name="TableContents"/></table:table-cell></table:table-row><table:table-row table:style-name="TableRow29"><table:table-cell table:style-name="TableCell30"><text:p text:style-name="TableContents"/></table:table-cell><table:table-cell table:style-name="TableCell31"><text:p text:style-name="TableContents"/></table:table-cell><table:table-cell table:style-name="TableCell32"><text:p text:style-name="TableContents"/></table:table-cell></table:table-row><table:table-row table:style-name="TableRow33"><table:table-cell table:style-name="TableCell34"><text:p text:style-name="TableContents"/></table:table-cell><table:table-cell table:style-name="TableCell35"><text:p text:style-name="TableContents"/></table:table-cell><table:table-cell table:style-name="TableCell36"><text:p text:style-name="TableContents"/></table:table-cell></table:table-row></table:table><text:p text:style-name="Textbody"/><text:p text:style-name="Textbody">Fecha de entrega:</text:p><text:p text:style-name="Textbody"/><text:p text:style-name="Textbody">Corrector: Nicolás Páez</text:p><text:p text:style-name="Textbody"/><text:p text:style-name="Textbody">Nota Final:</text:p></draw:text-box><svg:desc/></draw:frame></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7">Tabla de contenidos</text:p>
          <text:p text:style-name="P39">Introducción<text:tab/>3</text:p>
          <text:p text:style-name="P40">Objetivo del trabajo<text:tab/>3</text:p>
          <text:p text:style-name="P41">Consigna<text:tab/>3</text:p>
          <text:p text:style-name="P42">Entregables<text:tab/>3</text:p>
          <text:p text:style-name="P43">Supuestos<text:tab/>4</text:p>
          <text:p text:style-name="P44">Dinámica del juego:<text:tab/>5</text:p>
          <text:p text:style-name="P45">Herramientas y modo de entrega<text:tab/>5</text:p>
          <text:p text:style-name="P46">Modelo de dominio<text:tab/>6</text:p>
          <text:p text:style-name="P47">Diagramas de clases<text:tab/>6</text:p>
          <text:p text:style-name="P48">Detalles de implementación<text:tab/>6</text:p>
          <text:p text:style-name="P49">Excepciones<text:tab/>6</text:p>
          <text:p text:style-name="P50">Diagramas de secuencia<text:tab/>6</text:p>
          <text:p text:style-name="P51">Diagramas de estado<text:tab/>6</text:p>
          <text:p text:style-name="P52">Diagramas de paquetes<text:tab/>6</text:p>
          <text:p text:style-name="P53">Código fuente<text:tab/>6</text:p>
          <text:p text:style-name="P54">Checklist de corrección<text:tab/>7</text:p>
          <text:p text:style-name="P55">Código<text:tab/>7</text:p>
        </text:index-body>
      </text:table-of-content>
      <text:p text:style-name="P56"/>
      <text:p text:style-name="P57">Introducción</text:p>
      <text:p text:style-name="Heading2">Objetivo del trabajo</text:p>
      <text:p text:style-name="P59">Aplicar los conceptos enseñados en la materia a la resolución de un problema, trabajando grupalmente utilizando Java.</text:p>
      <text:p text:style-name="P60"/>
      <text:p text:style-name="Heading2">Consigna</text:p>
      <text:p text:style-name="P61">Algo Hero es un juego que pone a prueba las habilidades del jugador para manipular el teclado<text:s/>de la computadora y seguir un ritmo determinado. El juego consiste en una secuencia de niveles, en cada uno de los cuales el usuario debe presionar ciertas combinaciones de teclas según se lo va especificando el juego. A medida que el usuario pasa de nivel, estos se vuelven más complejos, agregando más combinaciones de teclas.</text:p>
      <text:p text:style-name="P62">El juego permite al jugador tocar canciones con una guitarra eléctrica. La guitarra se simula con el teclado. Se definen 4 teclas que permiten al jugador tocar parte de la melodía.</text:p>
      <text:p text:style-name="P63">El<text:s/>juego muestra al jugador cuales son las teclas que debe tocar. Las notas van moviéndose hacia la parte inferior de la pantalla, y el jugador debe presionar la tecla asociada a cada nota en el momento justo que alcanza la parte inferior de la pantalla. Cada vez que el jugador toca la nota correcta, suma puntos.</text:p>
      <text:p text:style-name="Textbody"/>
      <text:p text:style-name="Heading2">Entregables</text:p>
      <text:list text:style-name="LFO1" text:continue-numbering="true">
        <text:list-item>
          <text:p text:style-name="P64">Una aplicación Java o C# que responda al enunciado del trabajo práctico, con todas las estructuras de datos, atributos y comportamiento necesario para la resolución del MODELO del<text:s/>juego. (NO incluye visualización e interacción con el usuario).</text:p>
        </text:list-item>
        <text:list-item>
          <text:p text:style-name="P65">Pruebas unitarias automatizadas (utilizando JUnit para Java y NUnit para C#) que contemplen las siguientes condiciones:</text:p>
          <text:list text:continue-numbering="true">
            <text:list-item>
              <text:p text:style-name="P66">Creación de una canción, con sus correspondientes notas y figuras musicales y tiempo de compás.</text:p>
            </text:list-item>
            <text:list-item>
              <text:p text:style-name="P67">Creación de un mapeo entre notas y teclas.</text:p>
            </text:list-item>
            <text:list-item>
              <text:p text:style-name="P68">Prueba de los métodos del modelo que permiten ir obteniendo las teclas a presionar en forma ordenada y obtener el mapa temporal de teclas a presionar (estos son los métodos que después se utilizarán para implementar la parte visual).</text:p>
            </text:list-item>
          </text:list>
        </text:list-item>
        <text:list-item>
          <text:p text:style-name="P69">Diagrama de clases de las clases principales de la aplicación.</text:p>
        </text:list-item>
        <text:list-item>
          <text:p text:style-name="P70">Diagrama de secuencia para los casos que se consideren relevantes.</text:p>
        </text:list-item>
      </text:list>
      <text:p text:style-name="P71"/>
      <text:p text:style-name="Heading2">Supuestos</text:p>
      <text:p text:style-name="P72"><text:span text:style-name="T73">Canciones</text:span></text:p>
      <text:p text:style-name="P74">Las canciones en general se representan en notación musical<text:s/>mediante una partitura. La partitura contiene los compases, y en ellos las notas (tonos), y cada nota está asociada a una figura musical que define la duración de la misma (ver más adelante).</text:p>
      <text:p text:style-name="P75"/>
      <text:p text:style-name="P76"><text:bookmark-start text:name="yvp9"/><text:bookmark-end text:name="yvp9"/><text:span text:style-name="T77">Notas</text:span></text:p>
      <text:p text:style-name="P78">Cada tecla habilitada en una canción, tiene asociada uno<text:s/>o más tonos musicales (notas). Por ejemplo en la canción "1" la tecla "A" puede tener asociada el tono musical correspondiente con DO, RE, RE#, y en la canción "2" la misma tecla "A" podría tener asociada otros tonos, por ejemplo FA y SOL. Los tonos que maneja el juego son:</text:p>
      <text:p text:style-name="Textbody">DO, DO#, RE, RE#, MI, FA, FA#, SOL, SOL#, LA, LA#, SI</text:p>
      <text:p text:style-name="P79">(# significa sostenido)</text:p>
      <text:p text:style-name="Textbody">Cada una tiene una frecuencia fundamental que la identifica.</text:p>
      <text:p text:style-name="Textbody"/>
      <text:p text:style-name="P80"><text:span text:style-name="T81">Figuras musicales</text:span></text:p>
      <text:p text:style-name="P82">Las figuras musicales representan el tiempo que suena cada nota:</text:p>
      <text:list text:style-name="LFO2" text:continue-numbering="true">
        <text:list-item>
          <text:p text:style-name="P83">REDONDA</text:p>
        </text:list-item>
        <text:list-item>
          <text:p text:style-name="P84">BLANCA<text:s/>(equivalente en tiempo a 1/2  REDONDA)</text:p>
        </text:list-item>
        <text:list-item>
          <text:p text:style-name="P85">NEGRA (equivalente en tiempo a 1/2 BLANCA)</text:p>
        </text:list-item>
        <text:list-item>
          <text:p text:style-name="P86">CORCHEA (equivalente en tiempo a 1/2 NEGRA)</text:p>
        </text:list-item>
        <text:list-item>
          <text:p text:style-name="P87">SEMICORCHEA (equivalente en tiempo a 1/2 CORCHEA).</text:p>
        </text:list-item>
      </text:list>
      <text:p text:style-name="P88">Como se ve, los tiempos son relativos a la duración de la "redonda". Pero la duración de la redonda no es fija (ver definición de "compás").</text:p>
      <text:p text:style-name="P89"/>
      <text:p text:style-name="P90"><text:span text:style-name="T91">Compás</text:span></text:p>
      <text:p text:style-name="P92">Una partitura se divide en compases. La longitud de un compás no se mide en tiempo físico, sino en figuras musicales. Por ejemplo, es típico en varios estilos musicales que un compás dure 4 “NEGRAS”.<text:s/><text:span text:style-name="T93">La duración de un compás se define en la partitura</text:span>, por ende todos los compases de la partitura tendrán la misma duración.</text:p>
      <text:p text:style-name="P94">Cada canción tiene asociado un tiempo de "compás". Por ejemplo, el "compás"<text:s/>para una canción en particular puede durar 2 segundos, pero para otra canción puede durar 3 segundos, independientemente de su duración en “figuras musicales”.</text:p>
      <text:p text:style-name="P95">Por ejemplo, en una canción el "compás" puede equivaler a una redonda, pero para otra canción<text:s/>puede equivaler a 3 blancas.</text:p>
      <text:p text:style-name="P96">Dada una equivalencia y una duración para el compás, queda determinado el tiempo de la canción y la duración de cada figura.</text:p>
      <text:p text:style-name="P97">Por ejemplo, si en una canción el compás equivale a 3 blancas y dura 2 segundos, entonces, en esa canción:</text:p>
      <text:p text:style-name="P98">REDONDA = 1.32 segundos</text:p>
      <text:p text:style-name="P99">BLANCA = 0.66 segundos</text:p>
      <text:p text:style-name="P100">NEGRA = 0.33 segundos</text:p>
      <text:p text:style-name="P101">CORCHEA = 0.16 segundos</text:p>
      <text:p text:style-name="P102">SEMICORCHEA = 0.08 segundos</text:p>
      <text:p text:style-name="P103"/>
      <text:p text:style-name="P104">Una consecuencia de esto, es que agrandando o achicando el tiempo de compás, la misma canción puede tocarse mas lenta o mas rápida, manteniendo la misma melodía.</text:p>
      <text:p text:style-name="P105">Dinámica del juego:</text:p>
      <text:p text:style-name="Textbody">El jugador selecciona una canción a tocar.</text:p>
      <text:p text:style-name="Textbody">En base a la canción seleccionada, el modelo del juego arma la partitura (es decir, las notas y figuras musicales asociadas a la canción). A su vez cada canción<text:s/>tiene asociado un compás.</text:p>
      <text:p text:style-name="Textbody">Dada la partitura, el compás, y el mapeo de cada nota a cada tecla, el juego puede calcular en qué momento debe presionarse cada tecla, y en base a eso armar un mapa temporal que más adelante se mostrará al usuario por pantalla.</text:p>
      <text:p text:style-name="Textbody"/>
      <text:p text:style-name="Textbody"/>
      <text:p text:style-name="Heading2">Herramientas y modo de entrega</text:p>
      <text:list text:style-name="LFO3" text:continue-numbering="true">
        <text:list-item>
          <text:p text:style-name="P106">Informe completo (de acuerdo al checklist de corrección). La documentación deberá estar en 1 sólo archivo (texto y diagramas) preferiblemente en formato .pdf o en su defecto como .doc.</text:p>
        </text:list-item>
        <text:list-item>
          <text:p text:style-name="P107">Todos los diagramas en formato imagen<text:s/>incorporados a este documento y opcionalmente en el formato de la herramienta que hayan usado</text:p>
        </text:list-item>
        <text:list-item>
          <text:p text:style-name="P108">La estructura de carpetas que se entrega deberá tener como raíz una carpeta o paquete con el siguiente nombre: algo3c[1|2|3]g[número de grupo]. Donde 1, 2 o 3 es<text:s/>el curso en el cual está inscripto el grupo. Ej: algo3c1g8 es la carpeta que deberá usar el grupo 8 del curso 1 (turno tarde).</text:p>
        </text:list-item>
        <text:list-item>
          <text:p text:style-name="P109">Código fuente impreso (si es solicitada por los ayudantes del curso)</text:p>
        </text:list-item>
      </text:list>
      <text:p text:style-name="P110"/>
      <text:p text:style-name="P111"/>
      <text:p text:style-name="P112"/>
      <text:p text:style-name="Heading1"/>
      <text:p text:style-name="Heading1"/>
      <text:p text:style-name="Heading1">Modelo de dominio</text:p>
      <text:p text:style-name="Textbody">[Explicar cómo se encaró el TP]</text:p>
      <text:p text:style-name="Textbody"/>
      <text:p text:style-name="Heading2">Diagramas de clases</text:p>
      <text:p text:style-name="Textbody">[Uno o varios diagramas de clases, mostrando la relación estática entre las clases, pueden agregar todo el texto necesario para aclarar y explicar su diseño, recuerden que la idea de todo el documento es que quede documentado y entendible como está hecho el TP]</text:p>
      <text:p text:style-name="Textbody"/>
      <text:p text:style-name="Heading2">Detalles de implementación</text:p>
      <text:list text:style-name="LFO15" text:continue-numbering="true">
        <text:list-item>
          <text:p text:style-name="P113"/>
        </text:list-item>
      </text:list>
      <text:p text:style-name="P114">El Mapeo de teclas es una de las clases<text:s/>más<text:s/>importantes en este TP. Esta clase se encarga de mapear una combinación de teclas a distintas notas que se usen en la canción.<text:s/></text:p>
      <text:p text:style-name="P115">La implementación de esta función, se hizo de la siguiente manera, se creó la clase<text:s/><text:span text:style-name="T116">MapaDeTeclas</text:span><text:s/>que delega su comportamiento en la clase<text:s/><text:span text:style-name="T117">Hashtable</text:span><text:span text:style-name="T118"><text:s/></text:span>(<text:span text:style-name="T119">Esta clase representa una colección de pares de clave y valor organizados en función del código hash de la clave</text:span>).</text:p>
      <text:p text:style-name="P120"><text:span text:style-name="T121">private</text:span><text:span text:style-name="T122"><text:s/>Hashtable&lt;Float,CombinacionDeTeclas&gt;<text:s/></text:span><text:span text:style-name="T123">mapa</text:span><text:span text:style-name="T124">;</text:span></text:p>
      <text:p text:style-name="P125">En este caso el par<text:s/><text:span text:style-name="T126">clave – valor</text:span><text:span text:style-name="T127"><text:s/></text:span>,<text:s/>es<text:s/>la frecuencia de la nota<text:s/>(Float)<text:s/>y<text:s/>la combinación de Teclas. Esta clase implementa dos métodos, uno permite agregar el mapeo y el otro obtener la combinación de teclas que tiene asignada una determinada nota.</text:p>
      <text:list text:style-name="LFO15" text:continue-numbering="true">
        <text:list-item>
          <text:p text:style-name="P128"/>
        </text:list-item>
      </text:list>
      <text:p text:style-name="P129">La clase<text:s/><text:span text:style-name="T130">CombinacionDeTeclas</text:span><text:s/>delega su comportamiento en <text:s/>la clase ArrayList. Esta es una lista de teclas que utiliza la clase<text:s/><text:span text:style-name="T131">IteradorCliente</text:span>, que permite obtener las teclas que componen un conjunto.</text:p>
      <text:list text:style-name="LFO15" text:continue-numbering="true">
        <text:list-item>
          <text:p text:style-name="P132"/>
        </text:list-item>
      </text:list>
      <text:p text:style-name="P133">La clase<text:s/><text:span text:style-name="T134">IteradorCliente</text:span><text:s/>es una clase que hereda de la clase Iterator y que utiliza genericidad para que pueda ser utilizada en las distintas clases.<text:s/>En el caso anterior<text:s/>se ve como se utiliza esta clase para acceder a los elementos del conjunto de teclas.</text:p>
      <text:p text:style-name="P135"/>
      <text:p text:style-name="Heading2">Excepciones</text:p>
      <text:p text:style-name="P136">Se<text:s/>creó<text:s/>un paquete de excepciones llamado<text:s/><text:span text:style-name="T137">grupo2.modelo.excepciones</text:span><text:s/></text:p>
      <text:p text:style-name="P138">En el paquete se crearon las siguientes excepciones:</text:p>
      <text:p text:style-name="P139"/>
      <text:list text:style-name="LFO11" text:continue-numbering="true">
        <text:list-item>
          <text:p text:style-name="P140"><text:span text:style-name="T141">CompasInvalidoExcepcion:</text:span><text:s/>Esta excepción fue creada para ser lanzada en caso que el<text:s/><text:span text:style-name="T142">compás</text:span><text:s/>sea inválido, por ejemplos si el<text:s/><text:span text:style-name="T143">compás</text:span><text:s/>es negativo, o cuando se pueda agregar un<text:s/><text:span text:style-name="T144">compás</text:span><text:s/>incompleto a la canción.</text:p>
        </text:list-item>
      </text:list>
      <text:p text:style-name="P145"/>
      <text:list text:style-name="LFO11" text:continue-numbering="true">
        <text:list-item>
          <text:p text:style-name="P146"><text:span text:style-name="T147">CompasSobrepasadoExcepcion</text:span><text:span text:style-name="T148">:<text:s/></text:span>Esta<text:s/>excepción es lanzada cuando<text:s/>en un<text:s/><text:span text:style-name="T149">compás</text:span><text:s/>una nota sobrepasa la duración de dicho<text:s/><text:span text:style-name="T150">compás</text:span>.</text:p>
        </text:list-item>
      </text:list>
      <text:p text:style-name="P151"/>
      <text:list text:style-name="LFO11" text:continue-numbering="true">
        <text:list-item>
          <text:p text:style-name="P152"><text:span text:style-name="T153">NoHayTeclasHabilitadasExcepcion:</text:span><text:s/>Esta excepción se lanza en el caso que no haya teclas asociadas a ninguna nota de la canción.</text:p>
        </text:list-item>
      </text:list>
      <text:p text:style-name="P154"/>
      <text:list text:style-name="LFO11" text:continue-numbering="true">
        <text:list-item>
          <text:p text:style-name="P155"><text:span text:style-name="T156">TeclaNoAceptadaExcepcion</text:span><text:span text:style-name="T157">:</text:span><text:s/>Esta excepción fue creada para ser lanzada cuando se quiera setear una tecla con un carácter invalido, por ejemplo, un *.<text:s/></text:p>
        </text:list-item>
      </text:list>
      <text:p text:style-name="P158"/>
      <text:list text:style-name="LFO11" text:continue-numbering="true">
        <text:list-item>
          <text:p text:style-name="P159"><text:span text:style-name="T160">TempoInvalidoExcepcion:</text:span><text:s/>Esta excepción es lanzada cuando el tempo de una canción es menor a “30” o mayor a “150”.</text:p>
        </text:list-item>
      </text:list>
      <text:p text:style-name="P161"/>
      <text:p text:style-name="Textbody"/>
      <text:p text:style-name="Heading2">Diagramas de secuencia</text:p>
      <text:p text:style-name="Textbody">[Mostrar las secuencias interesantes que hayan implementado. Pueden agregar texto para explicar si algo no queda claro]</text:p>
      <text:p text:style-name="Textbody"/>
      <text:p text:style-name="Heading2">Diagramas de estado</text:p>
      <text:p text:style-name="Textbody">[Mostrar las secuencias interesantes que hayan implementado. Pueden agregar texto para explicar si algo no queda claro]</text:p>
      <text:p text:style-name="Textbody"/>
      <text:p text:style-name="Heading2">Diagramas de paquetes</text:p>
      <text:p text:style-name="Textbody">[Mostrar las secuencias interesantes que hayan implementado. Pueden agregar texto para explicar si algo no queda claro]</text:p>
      <text:p text:style-name="Textbody"/>
      <text:p text:style-name="Heading1">Código fuente</text:p>
      <text:p text:style-name="Textbody">[Código<text:s/>fuente impreso de las clases del dominio (no pruebas). Acordar con el ayudante si se entregará el código impreso o no.]</text:p>
      <text:p text:style-name="Heading1"/>
      <text:p text:style-name="P162">Checklist de corrección</text:p>
      <text:p text:style-name="Textbody">Esta sección es para uso exclusivo de la cátedra, por favor no modificar.</text:p>
      <text:p text:style-name="Textbody"/>
      <text:p text:style-name="P163">Carpeta</text:p>
      <text:p text:style-name="P164">Generalidades</text:p>
      <text:list text:style-name="LFO4" text:continue-numbering="true">
        <text:list-item>
          <text:p text:style-name="P165">¿Son<text:s/>correctos los supuestos y extensiones?</text:p>
        </text:list-item>
        <text:list-item>
          <text:p text:style-name="P166">¿Es prolija la presentación? (hojas del mismo tamaño, numeradas y con tipografía uniforme)</text:p>
        </text:list-item>
      </text:list>
      <text:p text:style-name="P167">Modelo</text:p>
      <text:list text:style-name="LFO4">
        <text:list-item text:start-value="1">
          <text:p text:style-name="P168">¿Está completo?¿Contempla la totalidad del problema?</text:p>
        </text:list-item>
        <text:list-item>
          <text:p text:style-name="P169">¿Respeta encapsulamiento?</text:p>
        </text:list-item>
        <text:list-item>
          <text:p text:style-name="P170">¿Hace un buen uso de excepciones?</text:p>
        </text:list-item>
        <text:list-item>
          <text:p text:style-name="P171">¿Utiliza polimorfismo en las situaciones esperadas?</text:p>
        </text:list-item>
      </text:list>
      <text:p text:style-name="P172"/>
      <text:p text:style-name="P173">Diagramas</text:p>
      <text:p text:style-name="P174">Diagrama de clases</text:p>
      <text:list text:style-name="LFO4">
        <text:list-item text:start-value="1">
          <text:p text:style-name="P175">¿Está completo?</text:p>
        </text:list-item>
        <text:list-item>
          <text:p text:style-name="P176">¿Está bien utilizada la notación?</text:p>
        </text:list-item>
      </text:list>
      <text:p text:style-name="P177">Diagramas de secuencia</text:p>
      <text:list text:style-name="LFO4">
        <text:list-item text:start-value="1">
          <text:p text:style-name="P178">¿Está completo?</text:p>
        </text:list-item>
        <text:list-item>
          <text:p text:style-name="P179">¿Es consistente con el diagrama de clases?</text:p>
        </text:list-item>
        <text:list-item>
          <text:p text:style-name="P180">¿Está bien utilizada la notación?</text:p>
        </text:list-item>
      </text:list>
      <text:p text:style-name="P181">Diagrama de estados</text:p>
      <text:list text:style-name="LFO4">
        <text:list-item text:start-value="1">
          <text:p text:style-name="P182">¿Está completo?</text:p>
        </text:list-item>
        <text:list-item>
          <text:p text:style-name="P183">¿Está bien utilizada la notación?</text:p>
        </text:list-item>
      </text:list>
      <text:p text:style-name="P184">Diagrama de paquetes</text:p>
      <text:list text:style-name="LFO4">
        <text:list-item text:start-value="1">
          <text:p text:style-name="P185">¿Está completo?</text:p>
        </text:list-item>
        <text:list-item>
          <text:p text:style-name="P186">¿Está bien utilizada la notación?</text:p>
        </text:list-item>
      </text:list>
      <text:p text:style-name="P187"/>
      <text:p text:style-name="P188">Código</text:p>
      <text:p text:style-name="P189">Generalidades</text:p>
      <text:list text:style-name="LFO10" text:continue-numbering="true">
        <text:list-item>
          <text:p text:style-name="P190">¿Respeta estándares de codificación?</text:p>
        </text:list-item>
        <text:list-item>
          <text:p text:style-name="P191"><text:span text:style-name="T192">¿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egoe U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Heading1" style:display-name="Heading 1" style:family="paragraph" style:parent-style-name="Heading" style:next-style-name="Textbody" style:default-outline-level="1">
      <style:paragraph-properties fo:border-top="none" fo:border-left="none" fo:border-bottom="0.0034in solid #000000" fo:border-right="none" fo:padding="0in" style:shadow="non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Párrafodelista" style:display-name="Párrafo de lista" style:family="paragraph" style:parent-style-name="Normal">
      <style:paragraph-properties fo:margin-left="0.5in">
        <style:tab-stops/>
      </style:paragraph-properties>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1" style:display-name="Pie de página Car1"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38" style:parent-style-name="Footer" style:family="paragraph">
      <style:paragraph-properties fo:text-align="end"/>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58" style:parent-style-name="Footer" style:family="paragraph">
      <style:paragraph-properties fo:text-align="end"/>
    </style:style>
  </office:automatic-styles>
  <office:master-styles>
    <style:master-page style:name="MP0" style:page-layout-name="PL0"/>
    <style:master-page style:name="MP1" style:page-layout-name="PL1">
      <style:footer>
        <text:p text:style-name="P38">Algoritmos y programación 3-TP 3: Algo3-Man <text:s/><text:page-number text:fixed="false">2</text:page-number>/<text:page-count>8</text:page-count></text:p>
      </style:footer>
    </style:master-page>
    <style:master-page style:name="MP2" style:page-layout-name="PL2">
      <style:footer>
        <text:p text:style-name="P58">Algoritmos y programación 3 – 1C2010 - TP 1: Funciones <text:s/><text:page-number text:fixed="false">4</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icolás Martín Paez</meta:initial-creator>
    <dc:creator>Prueba</dc:creator>
    <meta:creation-date>2009-11-06T16:45:00Z</meta:creation-date>
    <dc:date>2010-06-09T12:28:00Z</dc:date>
    <meta:template xlink:href="Normal" xlink:type="simple"/>
    <meta:editing-cycles>25</meta:editing-cycles>
    <meta:editing-duration>PT21360S</meta:editing-duration>
    <meta:user-defined meta:name="Información 1"/>
    <meta:user-defined meta:name="Información 2"/>
    <meta:user-defined meta:name="Información 3"/>
    <meta:user-defined meta:name="Información 4"/>
    <meta:document-statistic meta:page-count="8" meta:paragraph-count="19" meta:word-count="1524" meta:character-count="9893" meta:row-count="69" meta:non-whitespace-character-count="8388"/>
  </office:meta>
</office:document-meta>
</file>